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ans-serif" svg:font-family="sans-serif"/>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Heading_20_2">
      <style:text-properties fo:font-size="11pt" fo:font-weight="normal" style:font-size-asian="11pt" style:font-weight-asian="normal" style:font-size-complex="11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text-properties fo:font-size="11pt" fo:font-weight="normal" style:font-size-asian="11pt" style:font-weight-asian="normal" style:font-size-complex="11pt" style:font-weight-complex="normal"/>
    </style:style>
    <style:style style:name="P7" style:family="paragraph" style:parent-style-name="Standard">
      <style:text-properties style:font-name="sans-serif" fo:font-size="10.3000001907349pt" fo:font-weight="normal" style:font-size-asian="11pt" style:font-weight-asian="normal" style:font-size-complex="11pt" style:font-weight-complex="normal"/>
    </style:style>
    <style:style style:name="P8" style:family="paragraph" style:parent-style-name="Standard">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P9" style:family="paragraph" style:parent-style-name="Standard">
      <style:paragraph-properties style:writing-mode="lr-tb"/>
      <style:text-properties style:font-name="sans-serif" fo:font-size="10.3000001907349pt"/>
    </style:style>
    <style:style style:name="P10" style:family="paragraph" style:parent-style-name="Standard">
      <style:paragraph-properties fo:padding="0.0291in" fo:border-left="none" fo:border-right="none" fo:border-top="none" fo:border-bottom="0.0008in solid #000000" style:join-border="false"/>
      <style:text-properties fo:font-size="11pt" fo:font-weight="normal" style:font-size-asian="11pt" style:font-weight-asian="normal" style:font-size-complex="11pt" style:font-weight-complex="normal"/>
    </style:style>
    <style:style style:name="P11" style:family="paragraph" style:parent-style-name="Heading_20_3">
      <style:text-properties fo:font-size="11pt" fo:font-weight="normal" style:font-size-asian="11pt" style:font-weight-asian="normal" style:font-size-complex="11pt" style:font-weight-complex="normal"/>
    </style:style>
    <style:style style:name="P12" style:family="paragraph" style:parent-style-name="Heading_20_3">
      <style:paragraph-properties fo:margin-left="0.1339in" fo:margin-right="0in" fo:text-indent="0in" style:auto-text-indent="false"/>
    </style:style>
    <style:style style:name="P13" style:family="paragraph" style:parent-style-name="Heading_20_3">
      <style:paragraph-properties fo:text-align="start" style:justify-single-word="false" fo:padding="0in" fo:border="none"/>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1pt" fo:font-weight="normal" style:font-size-asian="11pt" style:font-weight-asian="normal" style:font-size-complex="11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ccording to a passage found in the first chapters of <text:span text:style-name="T1">Vidyeśvara Saṁhitā</text:span> and <text:span text:style-name="T1">Vāyaviya Saṁhitā</text:span> of these recensions the <text:span text:style-name="T3">original</text:span> <text:span text:style-name="T3">Shiva Purana</text:span> comprised <text:span text:style-name="T3">twelve</text:span> <text:span text:style-name="T1">Saṁhitā</text:span>s, which included five lost <text:span text:style-name="T1">Saṁhitā</text:span>s: <text:span text:style-name="T1">Vaināyaka Saṁhitā</text:span>, <text:span text:style-name="T1">Mātṛ Saṁhitā</text:span> (or <text:span text:style-name="T1">Mātṛpurāṇa Saṁhitā</text:span>), <text:span text:style-name="T1">Rudraikādaśa Saṁhitā</text:span>, <text:span text:style-name="T1">Sahasrakoṭirudra Saṁhitā</text:span> and <text:span text:style-name="T1">Dharma Saṁhitā</text:span> (or <text:span text:style-name="T1">Dharmapurāṇa Saṁhitā</text:span>).<text:bookmark text:name="cite_ref-Rocher1986_2-2"/><text:a xlink:type="simple" xlink:href="http://en.wikipedia.org/wiki/Shiva_Purana#cite_note-Rocher1986-2">[2]</text:a> The number of verses in these sections were as follows:</text:p>
      <text:list xml:id="list1213867408" text:style-name="L1">
        <text:list-item>
          <text:p text:style-name="P2">Vidyeshvara Samhita - 10,000 </text:p>
        </text:list-item>
        <text:list-item>
          <text:p text:style-name="P2">Rudra Samhita - 8,000 </text:p>
        </text:list-item>
        <text:list-item>
          <text:p text:style-name="P2">Vainayaka Samhita - 8,000 </text:p>
        </text:list-item>
        <text:list-item>
          <text:p text:style-name="P2">Uma Samhita - 8,000 </text:p>
        </text:list-item>
        <text:list-item>
          <text:p text:style-name="P2">Matri Samhita - 8,000 </text:p>
        </text:list-item>
        <text:list-item>
          <text:p text:style-name="P2">Rudraikadasha Samhita - 13,000 </text:p>
        </text:list-item>
        <text:list-item>
          <text:p text:style-name="P2">Kailasa Samhita - 6,000 </text:p>
        </text:list-item>
        <text:list-item>
          <text:p text:style-name="P2">Shatarudra Samhita - 3,000 </text:p>
        </text:list-item>
        <text:list-item>
          <text:p text:style-name="P2">Sahasrakotirudra Samhita - 11,000 </text:p>
        </text:list-item>
        <text:list-item>
          <text:p text:style-name="P2">Kotirudra Samhita - 9,000 </text:p>
        </text:list-item>
        <text:list-item>
          <text:p text:style-name="P2">Vayaviya Samhita - 4,000 </text:p>
        </text:list-item>
        <text:list-item>
          <text:p text:style-name="P1">Dharma Samhita - 12,000 </text:p>
        </text:list-item>
      </text:list>
      <text:p text:style-name="Standard"/>
      <text:p text:style-name="Standard">Total: 100,000</text:p>
      <text:p text:style-name="Standard"/>
      <text:p text:style-name="Standard">[rluu: I've verified that it does add up.]</text:p>
      <text:p text:style-name="Standard"/>
      <text:p text:style-name="P4"/>
      <text:p text:style-name="P4"/>
      <text:p text:style-name="P4"><text:span text:style-name="T3">Shrimad Bhagavatam</text:span>:</text:p>
      <text:p text:style-name="P4"><text:a xlink:type="simple" xlink:href="http://vedabase.net/sb/12/13/4-9/en"><text:span text:style-name="T2">SB 12.13.4-9</text:span></text:a>: The <text:a xlink:type="simple" xlink:href="http://vedabase.net/b/brahma">Brahmā</text:a> <text:a xlink:type="simple" xlink:href="http://vedabase.net/p/purana">Purāṇa</text:a> consists of ten thousand verses, the <text:a xlink:type="simple" xlink:href="http://vedabase.net/p/padma">Padma</text:a> <text:a xlink:type="simple" xlink:href="http://vedabase.net/p/purana">Purāṇa</text:a> of fifty-five thousand, <text:a xlink:type="simple" xlink:href="http://vedabase.net/s/sri">Śrī</text:a> <text:a xlink:type="simple" xlink:href="http://vedabase.net/v/visnu">Viṣṇu</text:a> <text:a xlink:type="simple" xlink:href="http://vedabase.net/p/purana">Purāṇa</text:a> of twenty-three thousand, the <text:a xlink:type="simple" xlink:href="http://vedabase.net/s/siva">Śiva</text:a> <text:a xlink:type="simple" xlink:href="http://vedabase.net/p/purana">Purāṇa</text:a> of twenty-four thousand and <text:a xlink:type="simple" xlink:href="http://vedabase.net/s/srimad">Śrīmad</text:a>-<text:a xlink:type="simple" xlink:href="http://vedabase.net/b/bhagavatam">Bhāgavatam</text:a> of eighteen thousand. The <text:a xlink:type="simple" xlink:href="http://vedabase.net/n/narada">Nārada</text:a> <text:a xlink:type="simple" xlink:href="http://vedabase.net/p/purana">Purāṇa</text:a> has twenty-five thousand verses, the <text:a xlink:type="simple" xlink:href="http://vedabase.net/m/markandeya">Mārkaṇḍeya</text:a> <text:a xlink:type="simple" xlink:href="http://vedabase.net/p/purana">Purāṇa</text:a> nine thousand, the <text:a xlink:type="simple" xlink:href="http://vedabase.net/a/agni">Agni</text:a> <text:a xlink:type="simple" xlink:href="http://vedabase.net/p/purana">Purāṇa</text:a> fifteen thousand four hundred, the Bhaviṣya <text:a xlink:type="simple" xlink:href="http://vedabase.net/p/purana">Purāṇa</text:a> fourteen thousand five hundred, the <text:a xlink:type="simple" xlink:href="http://vedabase.net/b/brahma">Brahma</text:a>-vaivarta <text:a xlink:type="simple" xlink:href="http://vedabase.net/p/purana">Purāṇa</text:a> eighteen thousand and the <text:a xlink:type="simple" xlink:href="http://vedabase.net/l/linga">Lińga</text:a> <text:a xlink:type="simple" xlink:href="http://vedabase.net/p/purana">Purāṇa</text:a> eleven thousand. The <text:a xlink:type="simple" xlink:href="http://vedabase.net/v/varaha">Varāha</text:a> <text:a xlink:type="simple" xlink:href="http://vedabase.net/p/purana">Purāṇa</text:a> contains twenty-four thousand verses, the <text:a xlink:type="simple" xlink:href="http://vedabase.net/s/skanda">Skanda</text:a> <text:a xlink:type="simple" xlink:href="http://vedabase.net/p/purana">Purāṇa</text:a> eighty-one thousand one hundred, the <text:a xlink:type="simple" xlink:href="http://vedabase.net/v/vamana">Vāmana</text:a> <text:a xlink:type="simple" xlink:href="http://vedabase.net/p/purana">Purāṇa</text:a> ten thousand, the <text:a xlink:type="simple" xlink:href="http://vedabase.net/k/kurma">Kūrma</text:a> <text:a xlink:type="simple" xlink:href="http://vedabase.net/p/purana">Purāṇa</text:a> seventeen thousand, the <text:a xlink:type="simple" xlink:href="http://vedabase.net/m/matsya">Matsya</text:a> <text:a xlink:type="simple" xlink:href="http://vedabase.net/p/purana">Purāṇa</text:a> fourteen thousand, the <text:a xlink:type="simple" xlink:href="http://vedabase.net/g/garuda">Garuḍa</text:a> <text:a xlink:type="simple" xlink:href="http://vedabase.net/p/purana">Purāṇa</text:a> nineteen thousand and the <text:a xlink:type="simple" xlink:href="http://vedabase.net/b/brahmanda">Brahmāṇḍa</text:a> <text:a xlink:type="simple" xlink:href="http://vedabase.net/p/purana">Purāṇa</text:a> twelve thousand. Thus the total number of verses in all the Purāṇas is four hundred thousand. Eighteen thousand of these, once again, belong to the beautiful <text:a xlink:type="simple" xlink:href="http://vedabase.net/b/bhagavatam">Bhāgavatam</text:a>.</text:p>
      <text:p text:style-name="P4"/>
      <text:list xml:id="list185937067" text:style-name="L2">
        <text:list-item>
          <text:p text:style-name="P5">Brahma Purana: 10,000</text:p>
        </text:list-item>
        <text:list-item>
          <text:p text:style-name="P5">Padma Purana: 55,000</text:p>
        </text:list-item>
        <text:list-item>
          <text:p text:style-name="P5">Sri Vishnu Purana: 23,000</text:p>
        </text:list-item>
        <text:list-item>
          <text:p text:style-name="P5">Siva Purana: 24,000</text:p>
        </text:list-item>
        <text:list-item>
          <text:p text:style-name="P5">Srimad-Bhagavatam: 18,000</text:p>
        </text:list-item>
        <text:list-item>
          <text:p text:style-name="P5">Narada Purana: 25,000</text:p>
        </text:list-item>
        <text:list-item>
          <text:p text:style-name="P5">Markandeya Purana: 9,000</text:p>
        </text:list-item>
        <text:list-item>
          <text:p text:style-name="P5">Agni Purana: 15,400</text:p>
        </text:list-item>
        <text:list-item>
          <text:p text:style-name="P5">Bhavisya Purana: 14,500</text:p>
        </text:list-item>
        <text:list-item>
          <text:p text:style-name="P5">Brahma-vaivarta Purana: 18,000</text:p>
        </text:list-item>
        <text:list-item>
          <text:p text:style-name="P5">Linga Purana: 11,000</text:p>
        </text:list-item>
        <text:list-item>
          <text:p text:style-name="P5">Varaha Purana: 24,000</text:p>
        </text:list-item>
        <text:list-item>
          <text:p text:style-name="P5"><text:soft-page-break/>Skanda Purana: 81,100</text:p>
        </text:list-item>
        <text:list-item>
          <text:p text:style-name="P5">Vamana Purana: 10,000</text:p>
        </text:list-item>
        <text:list-item>
          <text:p text:style-name="P5">Kurma Purana: 17,000</text:p>
        </text:list-item>
        <text:list-item>
          <text:p text:style-name="P5">Matsya Purana: 14,000</text:p>
        </text:list-item>
        <text:list-item>
          <text:p text:style-name="P5">Garuda Purana: 19,000</text:p>
        </text:list-item>
        <text:list-item>
          <text:p text:style-name="P5">Brahmanda Purana: 12,000</text:p>
        </text:list-item>
      </text:list>
      <text:p text:style-name="P4"/>
      <text:p text:style-name="P4">Total: 400,000</text:p>
      <text:p text:style-name="P4"/>
      <text:p text:style-name="P4">[rluu: I've verified that the count does add up.]</text:p>
      <text:p text:style-name="P4"/>
      <text:p text:style-name="P4"/>
      <text:p text:style-name="P4"/>
      <text:p text:style-name="P4"/>
      <text:p text:style-name="P4"/>
      <text:p text:style-name="P4"/>
      <text:p text:style-name="P6"/>
      <text:p text:style-name="P6"/>
      <table:table table:name="Table1" table:style-name="Table1">
        <table:table-column table:style-name="Table1.A"/>
        <table:table-row>
          <table:table-cell office:value-type="string">
            <text:h text:style-name="P12" text:outline-level="3"><text:span text:style-name="T4">You are at </text:span><text:a xlink:type="simple" xlink:href="http://www.astrojyoti.com/scripturesindex.htm"><text:span text:style-name="T4">Vedic Scriptures Library</text:span></text:a><text:span text:style-name="T4"> &gt;&gt; </text:span><text:a xlink:type="simple" xlink:href="http://www.astrojyoti.com/puranasindex.htm"><text:span text:style-name="T4">The Puranas</text:span></text:a><text:span text:style-name="T4"> &gt;&gt; Matsya Purana </text:span></text:h>
            <text:h text:style-name="P13" text:outline-level="3"><text:a xlink:type="simple" xlink:href="http://www.astrojyoti.com/matsyapurana.htm"><text:span text:style-name="T4">1</text:span></text:a><text:span text:style-name="T4"> </text:span><text:a xlink:type="simple" xlink:href="http://www.astrojyoti.com/matsyapurana-2.htm"><text:span text:style-name="T4">2</text:span></text:a><text:span text:style-name="T4"> </text:span><text:a xlink:type="simple" xlink:href="http://www.astrojyoti.com/matsyapurana-3.htm"><text:span text:style-name="T4">3</text:span></text:a><text:span text:style-name="T4"> </text:span><text:a xlink:type="simple" xlink:href="http://www.astrojyoti.com/matsyapurana-4.htm"><text:span text:style-name="T4">4</text:span></text:a><text:span text:style-name="T4"> </text:span><text:a xlink:type="simple" xlink:href="http://www.astrojyoti.com/matsyapurana-5.htm"><text:span text:style-name="T4">5</text:span></text:a><text:span text:style-name="T4"> </text:span><text:a xlink:type="simple" xlink:href="http://www.astrojyoti.com/matsyapurana-6.htm"><text:span text:style-name="T4">6</text:span></text:a><text:span text:style-name="T4"> </text:span><text:a xlink:type="simple" xlink:href="http://www.astrojyoti.com/matsyapurana-7.htm"><text:span text:style-name="T4">7</text:span></text:a><text:span text:style-name="T4"> </text:span><text:a xlink:type="simple" xlink:href="http://www.astrojyoti.com/matsyapurana-8.htm"><text:span text:style-name="T4">8</text:span></text:a><text:span text:style-name="T4"> </text:span><text:a xlink:type="simple" xlink:href="http://www.astrojyoti.com/matsyapurana-9.htm"><text:span text:style-name="T4">9</text:span></text:a><text:span text:style-name="T4"> </text:span><text:a xlink:type="simple" xlink:href="http://www.astrojyoti.com/matsyapurana-10.htm"><text:span text:style-name="T4">10</text:span></text:a><text:span text:style-name="T4"> </text:span></text:h>
            <text:h text:style-name="P3" text:outline-level="2">The Matsya Purana</text:h>
            <text:h text:style-name="Heading_20_3" text:outline-level="3"><text:span text:style-name="Strong_20_Emphasis"><text:span text:style-name="T4">The Puranas</text:span></text:span></text:h>
            <text:h text:style-name="P11" text:outline-level="3">Lomaharshana now gave the sages a list of the eighteen mahapuranas. In the beginning, there was only one Purana. The sage Vedavyasa divided this original Purana into eighteen mahapuranas. The mahapuranas have four lakh shlokas all together and their names are as follows.</text:h>
            <text:h text:style-name="P11" text:outline-level="3">(i) The Brahma Purana: This was originally recited by Brahma to the sage Marichi and has thirteen thousand shlokas. This text should be donated on a full moon night (purnima) in the month of Vaishakha. Such a donation brings undying punya.</text:h>
            <text:h text:style-name="P11" text:outline-level="3">(ii) The Padma Purana: This has fifty-five thousand shlokas and should be donated in the month of Jyaishtha.</text:h>
            <text:h text:style-name="P11" text:outline-level="3">(iii) The Vishnu Purana: This was first recited by the sage Parashara and has twenty-three thousand shlokas. It is auspicious to donate this text in the month of Ashada.</text:h>
            <text:h text:style-name="P11" text:outline-level="3">(iv) The Vayu Purana: This has twenty-four thousand shlokas and was first recited by the wind-god Vayu. It should be donated in the month of Shravana.</text:h>
            <text:h text:style-name="P11" text:outline-level="3">(v) The Bhagavata Purana: This has eighteen thousand shlokas and should be donated in the month of Bhadra, on the night of the full moon.</text:h>
            <text:h text:style-name="P11" text:outline-level="3">(vi) The Narada Purana: this was first recited by the sage Narada and has twenty-five thousand shokas. It should be donated on the night of the new moon (amavasya) in the month of Ashvina.</text:h>
            <text:h text:style-name="P11" text:outline-level="3"><text:soft-page-break/>(vii) The Markandeya Purana: This has nine thousand shlokas. A person desirous of obtaining punya should donate this text in month of Margashirsa.</text:h>
            <text:h text:style-name="P11" text:outline-level="3">(viii) The Agni Purana: This was first recited by the fire-god Agni to the sage Vashishtha. It has sixteen thousand shlokas and should be donated in the month of Margashirsha.</text:h>
            <text:h text:style-name="P11" text:outline-level="3">(ix) The Bhavishya Purana: Brahma himself was the first reciter of this Purana and it has fourteen thousand and five hundred shlokas. It is primarily concerned with what is due to happen in the future. The text should be donated on the occasion of purnima, in the month of Pousha.</text:h>
            <text:h text:style-name="P11" text:outline-level="3">(x) The Brahmavaivarta Purana: This was first recited by Savarni Manu to the sage Narada. It has eighteen thousand shlokas and should be donated on purnima in the month of Magha.</text:h>
            <text:h text:style-name="P11" text:outline-level="3">(xi) The Linga Purana: Brahma recited this first and it has eleven thousand sholkas. Punya is acquired if this text is donated in the month of Falguna.</text:h>
            <text:h text:style-name="P11" text:outline-level="3">(xii) The Varaha Purana: The great Vishnu first recited this to the earth. It has twenty-four thousand shlokas and is to be donated in the month of Chaitra.</text:h>
            <text:h text:style-name="P11" text:outline-level="3">(xiii) The Skanda Purana: This was composed by the god Skanda or Kartikeya. It has eighty-one thousand shlokas and one desirous of punya donates the text in the month of Chaitra.</text:h>
            <text:h text:style-name="P11" text:outline-level="3">(xiv) The Vamana Purana: Brahma was the first person to recite this. It has ten thousand shlokas and the text should be donated in early autumn (sharat).</text:h>
            <text:h text:style-name="P11" text:outline-level="3">(xv) The Kurma Purana: Vishnu recited this in his form of a turtle. It has eighteen thousand shlokas and should be donated at the time of the equinoxes.</text:h>
            <text:h text:style-name="P11" text:outline-level="3">(xvi) The Matsya Purana: Vishnu recited this in his form of a fish to Manu. It has fourteen thousand shlokas and should be donated at the time of the equinoxes.</text:h>
            <text:h text:style-name="P11" text:outline-level="3">(xvii) The Garuda Purana: Krishna was the first person to recite this and it has eighteen thousand shlokas. (When this text is to be donated is not stated.)</text:h>
            <text:h text:style-name="P11" text:outline-level="3">(xviii) The Brahmanda Purana: Brahma recited this and it has twelve thousand and two hundred shlokas. (The time of donation is again not indicated.)</text:h>
            <text:h text:style-name="P11" text:outline-level="3">But these Puranas, as stated, are merely for human consumption. Much longer versions are read by the gods. The total number of shlokas in the Puranas that the gods read is one hundred crores.</text:h>
            <text:h text:style-name="P11" text:outline-level="3">The Matsya Purana now enumerates the details of various vratas. It continues with a description of the glories of the sacred city of Prayaga (Allahabad), located at the confluence of the holy rivers Ganga and Yamuna. Geographical and astronomical details are also given.</text:h>
          </table:table-cell>
        </table:table-row>
      </table:table>
      <text:p text:style-name="P6"/>
      <text:p text:style-name="P6"/>
      <text:p text:style-name="P6"/>
      <text:p text:style-name="P6"><text:soft-page-break/></text:p>
      <text:p text:style-name="P6">From the Matsya Purana:</text:p>
      <text:p text:style-name="P6">1) Brahma Purana: 13,000. <text:s/>[Full moon night in month of Vaishakha].</text:p>
      <text:p text:style-name="P6">2) Padma Purana: 55,000. <text:s/>[Donate in the month of Jyaishtha].</text:p>
      <text:p text:style-name="P6">3) Vishnu Purana: 23,000. [Donate the text in the month of Ashada.]</text:p>
      <text:p text:style-name="P6">4) Vayu Purana: 24,000. [Donate in the month of Shravana.]</text:p>
      <text:p text:style-name="P6">5) Bhagavata Purana: 18,000 [Donate in the month of Bhadra, on the night of hte full moon.]</text:p>
      <text:p text:style-name="P6">6) Narada Purana: 25,000 [Donate on the night of the new moon in the month of Ashvina.]</text:p>
      <text:p text:style-name="P6">7) Markandeya Purana: 9,000 [Donate this text in the month of Marigashira].</text:p>
      <text:p text:style-name="P6">8) Agni Purana: 16,000 [Donated in the month of Marigashira.]</text:p>
      <text:p text:style-name="P6">9) Bhavishya Purana: 14,500. <text:s/>[Donate this text on purnima in the month of Pusha].</text:p>
      <text:p text:style-name="P6">10) Brahmavaivarta Purana: 18,000. <text:s/>[Donate this text on purnima in the month of Magha.]</text:p>
      <text:p text:style-name="P6">11) Linga Purana: 11,000 [Donate this text in the month of Falguna].</text:p>
      <text:p text:style-name="P6">12) Varaha Purana: 24,000 [Donate this text in the month of Chaitra.]</text:p>
      <text:p text:style-name="P6">13) Skanda Purana: 81,000 [Donate this text in the month of Chaitra]</text:p>
      <text:p text:style-name="P6">14) Vamana Purana: 10,000 [Text should be donated in early autumn (sharat)].</text:p>
      <text:p text:style-name="P6">15) Kurma Purana: 18,000 [Donated at the time of the equinoxes.]</text:p>
      <text:p text:style-name="P6">16) Matsya Purana: 14,000 [Donated at the time of the equinoxes.]</text:p>
      <text:p text:style-name="P6">17) Garuda Purana: 18,000 [Donation time not stated.]</text:p>
      <text:p text:style-name="P6">18) Brahmanda Purana: 12,200 [Donation time not stated.]</text:p>
      <text:p text:style-name="P6"/>
      <text:p text:style-name="P6">Total: 403,700.</text:p>
      <text:p text:style-name="P6">[rluu: I added these up myself. <text:s/>The text doesn't give a sum.]</text:p>
      <text:p text:style-name="P6"/>
      <text:p text:style-name="P6"/>
      <text:p text:style-name="P6">These Puranas are for human consumption. <text:s/>Much longer versions are read by the gods. <text:s/>The total number of shlokas in the Puranas that the gods read is: 100 crores.</text:p>
      <text:p text:style-name="P6">1 crore = 10,000,000</text:p>
      <text:p text:style-name="P6">100 crores = 1,000,000,000</text:p>
      <text:p text:style-name="P6"/>
      <text:p text:style-name="P6"/>
      <text:p text:style-name="P6"/>
      <text:p text:style-name="P6">[rluu: Above there are some that say equinoxes. <text:s/>I need to see if they mean cardinal points (both equinoxes and solstices) or if they mean only equinoxes.]</text:p>
      <text:p text:style-name="P6"/>
      <text:p text:style-name="P10"/>
      <text:p text:style-name="P6"/>
      <text:p text:style-name="P6"/>
      <text:p text:style-name="P6">From Brahma Purana:</text:p>
      <text:p text:style-name="P6"><text:tab/></text:p>
      <text:p text:style-name="P7">In each month of the year, it is a different aditya who shines. Indra shines in the month of </text:p>
      <text:p text:style-name="P9">Ashvin</text:p>
      <text:p text:style-name="P9">a, Dhata in Kartika, Parjanya in Shravana, Tvashta in Falguna, Pusha in Pousha, Aryama </text:p>
      <text:p text:style-name="P9">in Vaishakha, Bhaga in Magha, Vivasvana in Jyaishtha, Vishnu in Chaitra, Amshumana in </text:p>
      <text:p text:style-name="P9">Ashada, Varuna, in Bhadra and Mitra in Agrahayana. Vishnu has twelve hundred rays, </text:p>
      <text:p text:style-name="P9">Aryama </text:p>
      <text:p text:style-name="P9">one thousand and three hundred. Vivasvana seventy</text:p>
      <text:p text:style-name="P9">-</text:p>
      <text:p text:style-name="P9">two, Amshumana fifteen, Parjanya seventy</text:p>
      <text:p text:style-name="P9">-</text:p>
      <text:p text:style-name="P9">two, Varuna one thousand and three hundred, Tvashta one thousand and one hundred, Indra two </text:p>
      <text:p text:style-name="P9">thousand and two hundred, Dhata eleven hundred, Mitra one thousand</text:p>
      <text:p text:style-name="P9">and Pusha nine hundred. </text:p>
      <text:p text:style-name="P9">Apart from the names of the twelve adityas, Surya has twelve other names as well. These are </text:p>
      <text:p text:style-name="P9"><text:soft-page-break/>Aditya, Savita, Surya, Mihira, Arka, Prabhakara, Martanda, Bhaskara, Bhanu, Chitrabhanu, </text:p>
      <text:p text:style-name="P9">Divakara and Ravi</text:p>
      <text:p text:style-name="P9">.</text:p>
      <text:p text:style-name="P6"/>
      <text:p text:style-name="P6"/>
      <text:p text:style-name="P6">From the Brahma Purana:</text:p>
      <text:p text:style-name="P6"/>
      <text:p text:style-name="P6">Aditya shines in each month of the year:</text:p>
      <text:p text:style-name="P6"/>
      <text:p text:style-name="P6">Indra in Ashvini: 2,200 rays</text:p>
      <text:p text:style-name="P6">Dhata in Kartika: 1,100 rays</text:p>
      <text:p text:style-name="P6">Parjanya in Shravana: 72 rays</text:p>
      <text:p text:style-name="P6">Tvashta in Falguna: 1,100 rays</text:p>
      <text:p text:style-name="P6">Pusha in Pousha: 900 rays</text:p>
      <text:p text:style-name="P6">Aryama in Vaishakha: 1,300 rays</text:p>
      <text:p text:style-name="P6">Bhaga in Magha: &lt;MISSING?!?&gt;</text:p>
      <text:p text:style-name="P6">Vivasvana in Jyaishtha: 72 rays</text:p>
      <text:p text:style-name="P6">Vishnu in Chaitra: <text:s text:c="3"/>1,200 rays</text:p>
      <text:p text:style-name="P6">Amshumana in Ashada: 15 rays</text:p>
      <text:p text:style-name="P6">Varuna in Bhadra: 1,300 rays</text:p>
      <text:p text:style-name="P6">Mitra n Agrahayana: 1,000 rays</text:p>
      <text:p text:style-name="P6"/>
      <text:p text:style-name="P8">Brahma once recounted to the sages the 108 sacred names of Surya. The Brahma Purana lists these names and we reproduce them in nine groups of twelve names each. </text:p>
      <text:p text:style-name="P6"/>
      <text:p text:style-name="P6">[rluu: I think they are saying there are 9 combinations of these numbers listed above.]</text:p>
      <text:p text:style-name="P10"/>
      <text:p text:style-name="P6"/>
      <text:p text:style-name="P6">The<text:span text:style-name="T3"> Agni Purana </text:span>now describes the benefits of giving alms along with the Puranas. The Puranas are to be donated together with cows. And in talking of the mahaPuranas, the Agni Purana also mentions most of their length, in terms of the number of shlokas (couplets) that each has. This is worth stating.</text:p>
      <text:p text:style-name="P6">The Brahma Purana- is twenty-five thousand. The Padma Purana- is twelve thousand.</text:p>
      <text:p text:style-name="P6">The Vishnu Purana- is thirteen thousand. The Vayu Purana- is fourteen thousand.</text:p>
      <text:p text:style-name="P6">The Bhagavata Purana-is eighteen thousand. The Narada Purana- is twenty-five thousand</text:p>
      <text:p text:style-name="P6">The Markandeya Purana- is nine thousand. The Agni Purana- is twelve thousand.</text:p>
      <text:p text:style-name="P6">The Brahmavaivarta Purana- is eighteen thousand. The Linga Purana- is eleven thousand.</text:p>
      <text:p text:style-name="P6">The Varaha Purana- is fourteen thousand. The Skanda Purana- is eighty-four thousand.</text:p>
      <text:p text:style-name="P6">The Vamana Purana- is ten thousand. The Kurma Purana- is eight thousand.</text:p>
      <text:p text:style-name="P6">The Matsya Purana- is thirteen thousand. The Garuda Purana- is eight thousand.</text:p>
      <text:p text:style-name="P6">The Brahmanda Purana- is twelve thousand.</text:p>
      <text:p text:style-name="P6"/>
      <text:p text:style-name="P6">Summary:</text:p>
      <text:p text:style-name="P6">1) Brahma Purana: 25,000</text:p>
      <text:p text:style-name="P6">2) Padma Purana: 12,000</text:p>
      <text:p text:style-name="P6">3) Vishnu Purana: 13,000</text:p>
      <text:p text:style-name="P6">4) Vayu Purana: 14,000</text:p>
      <text:p text:style-name="P6">5) Bhagavata purana: 18,000</text:p>
      <text:p text:style-name="P6">6) Narada Purana: 25,000</text:p>
      <text:p text:style-name="P6">7) Markandeya Purana: 9,000</text:p>
      <text:p text:style-name="P6">8) Agni Purana: 12,000</text:p>
      <text:p text:style-name="P6">9) Brahmavaivarta Purana: 18,000</text:p>
      <text:p text:style-name="P6">10) Linga Purana: 11,000</text:p>
      <text:p text:style-name="P6">11) Varaha Purana: 14,000</text:p>
      <text:p text:style-name="P6"><text:soft-page-break/>12) Skanda Purana: 84,000</text:p>
      <text:p text:style-name="P6">13) Vamana purana: 10,000</text:p>
      <text:p text:style-name="P6">14) Kurma Purana: 8,000</text:p>
      <text:p text:style-name="P6">15) Matsya Purana: 13,000</text:p>
      <text:p text:style-name="P6">16) Garuda Purana: 8,000</text:p>
      <text:p text:style-name="P6">17) Brahmanda Purana: 12,000</text:p>
      <text:p text:style-name="P6"/>
      <text:p text:style-name="P6">Total: 306,000</text:p>
      <text:p text:style-name="P6">[rluu: Totalled by myself. <text:s/>Note: 153 * 2 = 306.]</text:p>
      <text:p text:style-name="P6"/>
      <text:p text:style-name="P6">The Brahama Purana is to be given in the month of Vaishakha. The Padma Purana is to be donated in the month of Jyaishtha. The Vishnu Purana is to be donated in the month of Ashada and the Vayu Purana in the month of Shravana. The Bhagavata Purana is to be given in the month of Bhadra, the Narada Purana in the month of Ashvina, the Markandeya Purana in the month of Kartika, the Agni Purana in the month of Margashirsha and the Bhavishya Purana in the month of Pousha. The Brahmavaivarta Purana in the month of Pousha. The Brahmavaivarta Purana is for the month of Magha, the Linga Purana for the month of Falguna and the Varaha Purana for the month of Chaitra. <text:s/>The Skanda Purana is to be given to brahmanas. The Vamana Purana is to be given in the autumn. The Kurma Purana is to be given together with a golden urn. The Matsya Purana is to be donated together with a golden swan. The Brahmanda Purana is to be given to brahma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ans-serif" svg:font-family="sans-serif"/>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0T17:32:05</meta:creation-date>
    <dc:date>2013-04-10T22:00:45</dc:date>
    <meta:editing-duration>PT4H28M40S</meta:editing-duration>
    <meta:editing-cycles>9</meta:editing-cycles>
    <meta:generator>LibreOffice/3.3$Unix LibreOffice_project/330m18$Build-4</meta:generator>
    <meta:document-statistic meta:table-count="1" meta:image-count="0" meta:object-count="0" meta:page-count="6" meta:paragraph-count="153" meta:word-count="1983" meta:character-count="11789"/>
  </office:meta>
</office:document-meta>
</file>